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DefaultParagraphFont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P4" style:parent-style-name="Titre1" style:family="paragraph">
      <style:text-properties fo:language="fr" fo:country="FR"/>
    </style:style>
    <style:style style:name="TableColumn6" style:family="table-column">
      <style:table-column-properties style:column-width="3.9138in" style:use-optimal-column-width="false"/>
    </style:style>
    <style:style style:name="TableColumn7" style:family="table-column">
      <style:table-column-properties style:column-width="0.827in" style:use-optimal-column-width="false"/>
    </style:style>
    <style:style style:name="TableColumn8" style:family="table-column">
      <style:table-column-properties style:column-width="0.8277in" style:use-optimal-column-width="false"/>
    </style:style>
    <style:style style:name="TableColumn9" style:family="table-column">
      <style:table-column-properties style:column-width="0.8284in" style:use-optimal-column-width="false"/>
    </style:style>
    <style:style style:name="TableColumn10" style:family="table-column">
      <style:table-column-properties style:column-width="0.8284in" style:use-optimal-column-width="false"/>
    </style:style>
    <style:style style:name="Table5" style:family="table">
      <style:table-properties style:width="7.2256in" fo:margin-left="0in" table:align="left"/>
    </style:style>
    <style:style style:name="TableRow11" style:family="table-row">
      <style:table-row-properties style:min-row-height="0.0006in" style:use-optimal-row-height="false"/>
    </style:style>
    <style:style style:name="TableCell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3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5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7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9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20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1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33" style:family="table-row">
      <style:table-row-properties style:min-row-height="0.0006in" style:use-optimal-row-height="false"/>
    </style:style>
    <style:style style:name="TableCell3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55" style:family="table-row">
      <style:table-row-properties style:min-row-height="0.0006in" style:use-optimal-row-height="false"/>
    </style:style>
    <style:style style:name="TableCell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66" style:family="table-row">
      <style:table-row-properties style:min-row-height="0.0006in" style:use-optimal-row-height="false"/>
    </style:style>
    <style:style style:name="TableCell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77" style:family="table-row">
      <style:table-row-properties style:min-row-height="0.0006in"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8" style:family="table-row">
      <style:table-row-properties style:min-row-height="0.0006in"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99" style:family="table-row">
      <style:table-row-properties style:min-row-height="0.0006in"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10" style:family="table-row">
      <style:table-row-properties style:min-row-height="0.0006in"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21" style:family="table-row">
      <style:table-row-properties style:min-row-height="0.0006in"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32" style:family="table-row">
      <style:table-row-properties style:min-row-height="0.0006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3" style:family="table-row">
      <style:table-row-properties style:min-row-height="0.0006in" style:use-optimal-row-height="false"/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54" style:family="table-row">
      <style:table-row-properties style:min-row-height="0.0006in" style:use-optimal-row-height="false"/>
    </style:style>
    <style:style style:name="TableCell1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5" style:family="table-row">
      <style:table-row-properties style:min-row-height="0.0006in" style:use-optimal-row-height="false"/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6" style:family="table-row">
      <style:table-row-properties style:min-row-height="0.0006in" style:use-optimal-row-height="false"/>
    </style:style>
    <style:style style:name="TableCell1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8" style:family="table-row">
      <style:table-row-properties style:min-row-height="0.0006in" style:use-optimal-row-height="false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9" style:family="table-row">
      <style:table-row-properties style:min-row-height="0.0006in" style:use-optimal-row-height="false"/>
    </style:style>
    <style:style style:name="TableCell2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20" style:family="table-row">
      <style:table-row-properties style:min-row-height="0.0006in" style:use-optimal-row-height="false"/>
    </style:style>
    <style:style style:name="TableCell2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31" style:family="table-row">
      <style:table-row-properties style:min-row-height="0.0006in" style:use-optimal-row-height="false"/>
    </style:style>
    <style:style style:name="TableCell2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42" style:family="table-row">
      <style:table-row-properties style:min-row-height="0.0006in" style:use-optimal-row-height="false"/>
    </style:style>
    <style:style style:name="TableCell2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53" style:family="table-row">
      <style:table-row-properties style:min-row-height="0.0006in" style:use-optimal-row-height="false"/>
    </style:style>
    <style:style style:name="TableCell25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6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6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P26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26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267" style:family="table-column">
      <style:table-column-properties style:column-width="3.9048in" style:use-optimal-column-width="false"/>
    </style:style>
    <style:style style:name="TableColumn268" style:family="table-column">
      <style:table-column-properties style:column-width="0.8305in" style:use-optimal-column-width="false"/>
    </style:style>
    <style:style style:name="TableColumn269" style:family="table-column">
      <style:table-column-properties style:column-width="0.8312in" style:use-optimal-column-width="false"/>
    </style:style>
    <style:style style:name="TableColumn270" style:family="table-column">
      <style:table-column-properties style:column-width="0.8305in" style:use-optimal-column-width="false"/>
    </style:style>
    <style:style style:name="Table266" style:family="table">
      <style:table-properties style:width="6.3972in" fo:margin-left="0in" table:align="left"/>
    </style:style>
    <style:style style:name="TableRow271" style:family="table-row">
      <style:table-row-properties style:min-row-height="0.0006in" style:use-optimal-row-height="false"/>
    </style:style>
    <style:style style:name="TableCell27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3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7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5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9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80" style:family="table-row">
      <style:table-row-properties style:min-row-height="0.0006in" style:use-optimal-row-height="false"/>
    </style:style>
    <style:style style:name="TableCell2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2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89" style:family="table-row">
      <style:table-row-properties style:min-row-height="0.0006in" style:use-optimal-row-height="false"/>
    </style:style>
    <style:style style:name="TableCell2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1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98" style:family="table-row">
      <style:table-row-properties style:min-row-height="0.0006in" style:use-optimal-row-height="false"/>
    </style:style>
    <style:style style:name="TableCell2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0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07" style:family="table-row">
      <style:table-row-properties style:min-row-height="0.0006in" style:use-optimal-row-height="false"/>
    </style:style>
    <style:style style:name="TableCell3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16" style:family="table-row">
      <style:table-row-properties style:min-row-height="0.0006in" style:use-optimal-row-height="false"/>
    </style:style>
    <style:style style:name="TableCell3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8" style:parent-style-name="Standard" style:family="paragraph">
      <style:paragraph-properties fo:text-align="justify"/>
    </style:style>
    <style:style style:name="T319" style:parent-style-name="Policepardéfaut" style:family="text">
      <style:text-properties style:font-name="Calibri" fo:color="#000000" fo:font-size="11pt" style:font-size-asian="11pt" fo:language="fr" fo:country="FR"/>
    </style:style>
    <style:style style:name="T320" style:parent-style-name="Policepardéfaut" style:family="text">
      <style:text-properties style:font-name="Calibri" fo:color="#000000" fo:font-size="11pt" style:font-size-asian="11pt" fo:language="fr" fo:country="FR"/>
    </style:style>
    <style:style style:name="T321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3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28" style:family="table-row">
      <style:table-row-properties style:min-row-height="0.0006in" style:use-optimal-row-height="false"/>
    </style:style>
    <style:style style:name="TableCell3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0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37" style:family="table-row">
      <style:table-row-properties style:min-row-height="0.0006in" style:use-optimal-row-height="false"/>
    </style:style>
    <style:style style:name="TableCell3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6" style:family="table-row">
      <style:table-row-properties style:min-row-height="0.0006in" style:use-optimal-row-height="false"/>
    </style:style>
    <style:style style:name="TableCell34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4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55" style:family="table-row">
      <style:table-row-properties style:min-row-height="0.0006in" style:use-optimal-row-height="false"/>
    </style:style>
    <style:style style:name="TableCell3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7" style:parent-style-name="Standard" style:family="paragraph">
      <style:paragraph-properties fo:text-align="justify"/>
    </style:style>
    <style:style style:name="T358" style:parent-style-name="Policepardéfaut" style:family="text">
      <style:text-properties style:font-name="Calibri" fo:color="#000000" fo:font-size="11pt" style:font-size-asian="11pt" fo:language="fr" fo:country="FR"/>
    </style:style>
    <style:style style:name="T359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3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66" style:family="table-row">
      <style:table-row-properties style:min-row-height="0.0006in" style:use-optimal-row-height="false"/>
    </style:style>
    <style:style style:name="TableCell3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75" style:family="table-row">
      <style:table-row-properties style:min-row-height="0.0006in" style:use-optimal-row-height="false"/>
    </style:style>
    <style:style style:name="TableCell3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7" style:parent-style-name="Standard" style:family="paragraph">
      <style:paragraph-properties fo:text-align="justify"/>
    </style:style>
    <style:style style:name="T378" style:parent-style-name="DefaultParagraphFont" style:family="text">
      <style:text-properties style:font-name="Calibri" fo:color="#000000" fo:font-size="11pt" style:font-size-asian="11pt" fo:language="fr" fo:country="FR"/>
    </style:style>
    <style:style style:name="T379" style:parent-style-name="DefaultParagraphFont" style:family="text">
      <style:text-properties style:font-name="Calibri" fo:color="#000000" fo:font-size="11pt" style:font-size-asian="11pt"/>
    </style:style>
    <style:style style:name="TableCell3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86" style:family="table-row">
      <style:table-row-properties style:min-row-height="0.0006in" style:use-optimal-row-height="false"/>
    </style:style>
    <style:style style:name="TableCell3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P39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96" style:family="table-row">
      <style:table-row-properties style:min-row-height="0.0006in" style:use-optimal-row-height="false"/>
    </style:style>
    <style:style style:name="TableCell3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05" style:family="table-row">
      <style:table-row-properties style:min-row-height="0.0006in" style:use-optimal-row-height="false"/>
    </style:style>
    <style:style style:name="TableCell4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7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4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14" style:family="table-row">
      <style:table-row-properties style:min-row-height="0.0006in" style:use-optimal-row-height="false"/>
    </style:style>
    <style:style style:name="TableCell4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6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4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23" style:family="table-row">
      <style:table-row-properties style:min-row-height="0.0006in" style:use-optimal-row-height="false"/>
    </style:style>
    <style:style style:name="TableCell4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4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432" style:family="table-row">
      <style:table-row-properties style:min-row-height="0.0006in" style:use-optimal-row-height="false"/>
    </style:style>
    <style:style style:name="TableCell4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4" style:parent-style-name="Standard" style:family="paragraph">
      <style:paragraph-properties fo:text-align="justify"/>
    </style:style>
    <style:style style:name="T435" style:parent-style-name="Policepardéfaut" style:family="text">
      <style:text-properties style:font-name="Calibri" fo:color="#000000" fo:font-size="11pt" style:font-size-asian="11pt" fo:language="fr" fo:country="FR"/>
    </style:style>
    <style:style style:name="T436" style:parent-style-name="Policepardéfaut" style:family="text">
      <style:text-properties style:font-name="Calibri" fo:color="#000000" fo:font-size="11pt" style:font-size-asian="11pt" fo:language="fr" fo:country="FR"/>
    </style:style>
    <style:style style:name="T437" style:parent-style-name="Policepardéfaut" style:family="text">
      <style:text-properties style:font-name="Calibri" fo:color="#000000" fo:font-size="11pt" style:font-size-asian="11pt" fo:language="fr" fo:country="FR"/>
    </style:style>
    <style:style style:name="T438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4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P44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447" style:family="table-column">
      <style:table-column-properties style:column-width="2.5361in" style:use-optimal-column-width="false"/>
    </style:style>
    <style:style style:name="TableColumn448" style:family="table-column">
      <style:table-column-properties style:column-width="0.5958in" style:use-optimal-column-width="false"/>
    </style:style>
    <style:style style:name="TableColumn449" style:family="table-column">
      <style:table-column-properties style:column-width="3.2652in" style:use-optimal-column-width="false"/>
    </style:style>
    <style:style style:name="Table446" style:family="table">
      <style:table-properties style:width="6.3972in" fo:margin-left="0in" table:align="left"/>
    </style:style>
    <style:style style:name="TableRow450" style:family="table-row">
      <style:table-row-properties style:min-row-height="0.0006in" style:use-optimal-row-height="false"/>
    </style:style>
    <style:style style:name="TableCell4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2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4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5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6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457" style:family="table-row">
      <style:table-row-properties style:min-row-height="0.0006in" style:use-optimal-row-height="false"/>
    </style:style>
    <style:style style:name="TableCell4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9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1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3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64" style:family="table-row">
      <style:table-row-properties style:min-row-height="0.0006in" style:use-optimal-row-height="false"/>
    </style:style>
    <style:style style:name="TableCell46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0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71" style:family="table-row">
      <style:table-row-properties style:min-row-height="0.0006in" style:use-optimal-row-height="false"/>
    </style:style>
    <style:style style:name="TableCell47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3" style:parent-style-name="Standard" style:family="paragraph">
      <style:paragraph-properties fo:keep-with-next="always" fo:keep-together="always"/>
    </style:style>
    <style:style style:name="T474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47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479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0" style:parent-style-name="DefaultParagraphFont" style:family="text">
      <style:text-properties fo:language="fr" fo:country="FR"/>
    </style:style>
    <style:style style:name="T481" style:parent-style-name="DefaultParagraphFont" style:family="text">
      <style:text-properties fo:language="fr" fo:country="FR"/>
    </style:style>
    <style:style style:name="T482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83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4" style:parent-style-name="DefaultParagraphFont" style:family="text">
      <style:text-properties fo:language="fr" fo:country="FR"/>
    </style:style>
    <style:style style:name="T485" style:parent-style-name="DefaultParagraphFont" style:family="text">
      <style:text-properties fo:language="fr" fo:country="FR"/>
    </style:style>
    <style:style style:name="T486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87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8" style:parent-style-name="DefaultParagraphFont" style:family="text">
      <style:text-properties fo:language="fr" fo:country="FR"/>
    </style:style>
    <style:style style:name="T489" style:parent-style-name="DefaultParagraphFont" style:family="text">
      <style:text-properties fo:language="fr" fo:country="FR"/>
    </style:style>
    <style:style style:name="T490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91" style:parent-style-name="Textbody" style:family="paragraph">
      <style:text-properties style:font-name="Calibri" fo:language="fr" fo:country="FR"/>
    </style:style>
    <style:style style:name="P492" style:parent-style-name="Standard" style:family="paragraph">
      <style:paragraph-properties fo:margin-bottom="0.1388in" fo:line-height="115%"/>
    </style:style>
    <style:style style:name="T493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94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9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96" style:parent-style-name="Standard" style:family="paragraph">
      <style:paragraph-properties fo:margin-bottom="0.1388in" fo:line-height="115%"/>
    </style:style>
    <style:style style:name="T497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98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T499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0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1" style:parent-style-name="Standard" style:family="paragraph">
      <style:paragraph-properties fo:margin-bottom="0.1388in" fo:line-height="115%"/>
    </style:style>
    <style:style style:name="T502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03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5" style:parent-style-name="Standard" style:family="paragraph">
      <style:paragraph-properties fo:margin-bottom="0.1388in" fo:line-height="115%"/>
    </style:style>
    <style:style style:name="T506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07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9" style:parent-style-name="Standard" style:family="paragraph">
      <style:paragraph-properties fo:margin-bottom="0.1388in" fo:line-height="115%"/>
    </style:style>
    <style:style style:name="T510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11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</office:automatic-styles>
  <office:body>
    <office:text text:use-soft-page-breaks="true">
      <text:p text:style-name="P1"><text:span text:style-name="T2">Bilan du projet ENI-Encher</text:span><text:span text:style-name="T3">es</text:span></text:p>
      <text:h text:style-name="P4" text:outline-level="1">Résultat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p text:style-name="P15">A faire</text:p>
          </table:table-cell>
          <table:table-cell table:style-name="TableCell16">
            <text:p text:style-name="P17">En cours</text:p>
          </table:table-cell>
          <table:table-cell table:style-name="TableCell18">
            <text:p text:style-name="P19">Fait</text:p>
          </table:table-cell>
          <table:table-cell table:style-name="TableCell20">
            <text:p text:style-name="P21">Notes</text:p>
          </table:table-cell>
        </table:table-row>
        <table:table-row table:style-name="TableRow22">
          <table:table-cell table:style-name="TableCell23">
            <text:p text:style-name="P24">Se connecter <text:s/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Oui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’inscrire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Oui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Modifier mon profil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Oui</text:p>
          </table:table-cell>
          <table:table-cell table:style-name="TableCell53">
            <text:p text:style-name="P54">Accents</text:p>
          </table:table-cell>
        </table:table-row>
        <table:table-row table:style-name="TableRow55">
          <table:table-cell table:style-name="TableCell56">
            <text:p text:style-name="P57">Vendre un article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Oui</text:p>
          </table:table-cell>
          <table:table-cell table:style-name="TableCell64">
            <text:p text:style-name="P65">GestionErr</text:p>
          </table:table-cell>
        </table:table-row>
        <table:table-row table:style-name="TableRow66">
          <table:table-cell table:style-name="TableCell67">
            <text:p text:style-name="P68">Lister les ventes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Oui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Faire une enchère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Oui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Remporter une vente</text:p>
          </table:table-cell>
          <table:table-cell table:style-name="TableCell91">
            <text:p text:style-name="P92"/>
          </table:table-cell>
          <table:table-cell table:style-name="TableCell93">
            <text:p text:style-name="P94">EC</text:p>
          </table:table-cell>
          <table:table-cell table:style-name="TableCell95">
            <text:p text:style-name="P96"/>
          </table:table-cell>
          <table:table-cell table:style-name="TableCell97">
            <text:p text:style-name="P98">Credit</text:p>
          </table:table-cell>
        </table:table-row>
        <table:table-row table:style-name="TableRow99">
          <table:table-cell table:style-name="TableCell100">
            <text:p text:style-name="P101">Version mobile</text:p>
          </table:table-cell>
          <table:table-cell table:style-name="TableCell102">
            <text:p text:style-name="P103">Non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fficher un profil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Oui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fficher le détail d’une vent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Oui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Version desktop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Oui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Se souvenir de moi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Oui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Photo pour la vent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Oui</text:p>
          </table:table-cell>
          <table:table-cell table:style-name="TableCell163">
            <text:p text:style-name="P164">Avec url</text:p>
          </table:table-cell>
        </table:table-row>
        <table:table-row table:style-name="TableRow165">
          <table:table-cell table:style-name="TableCell166">
            <text:p text:style-name="P167">Annuler une vente</text:p>
          </table:table-cell>
          <table:table-cell table:style-name="TableCell168">
            <text:p text:style-name="P169">No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Supprimer mon compte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Oui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Supprimer des comptes utilisateurs</text:p>
          </table:table-cell>
          <table:table-cell table:style-name="TableCell190">
            <text:p text:style-name="P191">Non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Désactiver un compte utilisateur</text:p>
          </table:table-cell>
          <table:table-cell table:style-name="TableCell201">
            <text:p text:style-name="P202">Non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Pagination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Oui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Mot de passe oublié</text:p>
          </table:table-cell>
          <table:table-cell table:style-name="TableCell223">
            <text:p text:style-name="P224">Non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Gestion des logs</text:p>
          </table:table-cell>
          <table:table-cell table:style-name="TableCell234">
            <text:p text:style-name="P235">Non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Version anglaise</text:p>
          </table:table-cell>
          <table:table-cell table:style-name="TableCell245">
            <text:p text:style-name="P246">Non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Gestion catégories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Oui</text:p>
          </table:table-cell>
          <table:table-cell table:style-name="TableCell262">
            <text:p text:style-name="P263"/>
          </table:table-cell>
        </table:table-row>
      </table:table>
      <text:p text:style-name="P264"><text:line-break/>Avez vous réalisé des fonctionnalités non prévues initialement ?</text:p>
      <text:p text:style-name="P265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Critères techniques</text:p>
          </table:table-cell>
          <table:table-cell table:style-name="TableCell274">
            <text:p text:style-name="P275">A faire</text:p>
          </table:table-cell>
          <table:table-cell table:style-name="TableCell276">
            <text:p text:style-name="P277">En cours</text:p>
          </table:table-cell>
          <table:table-cell table:style-name="TableCell278">
            <text:p text:style-name="P279">Fait</text:p>
          </table:table-cell>
        </table:table-row>
        <table:table-row table:style-name="TableRow280">
          <table:table-cell table:style-name="TableCell281">
            <text:p text:style-name="P282">Respect des<text:s/>principes de l’architecture en couches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Oui</text:p>
          </table:table-cell>
        </table:table-row>
        <table:table-row table:style-name="TableRow289">
          <table:table-cell table:style-name="TableCell290">
            <text:p text:style-name="P291">Gestion correcte de la navigation : retour navigateur, rafraîchissement d'une page avec formulaire, etc.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Oui</text:p>
          </table:table-cell>
        </table:table-row>
        <table:table-row table:style-name="TableRow298">
          <table:table-cell table:style-name="TableCell299">
            <text:p text:style-name="P300">Sécurisation de l’accès aux pages nécessitant une authentification <text:s/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Oui</text:p>
          </table:table-cell>
        </table:table-row>
        <table:table-row table:style-name="TableRow307">
          <table:table-cell table:style-name="TableCell308">
            <text:p text:style-name="P309">Gestion de la session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Oui</text:p>
          </table:table-cell>
        </table:table-row>
        <table:table-row table:style-name="TableRow316">
          <table:table-cell table:style-name="TableCell317">
            <text:p text:style-name="P318"><text:span text:style-name="T319">Factorisation du code (Servlets, JSPs,<text:s/></text:span><text:span text:style-name="T320">CSS</text:span><text:span text:style-name="T321">...)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Oui</text:p>
          </table:table-cell>
        </table:table-row>
        <table:table-row table:style-name="TableRow328">
          <table:table-cell table:style-name="TableCell329">
            <text:p text:style-name="P330">Utilisation efficace des contextes mémoire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Oui</text:p>
          </table:table-cell>
        </table:table-row>
        <table:table-row table:style-name="TableRow337">
          <table:table-cell table:style-name="TableCell338">
            <text:p text:style-name="P339">Séparation HTML/CSS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Oui</text:p>
          </table:table-cell>
        </table:table-row>
        <table:table-row table:style-name="TableRow346">
          <table:table-cell table:style-name="TableCell347">
            <text:p text:style-name="P348">Modularisation des vues (insert, fragments, templates…)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>Oui</text:p>
          </table:table-cell>
        </table:table-row>
        <table:table-row table:style-name="TableRow355">
          <table:table-cell table:style-name="TableCell356">
            <text:p text:style-name="P357"><text:span text:style-name="T358">Portabilité du code (pas d’informations sur le serveur, port, ou nom<text:s/></text:span><text:span text:style-name="T359">d’application codées « en dur »)</text:span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>Serveur BDD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Séparation effective des technologies (ex : minimum de scriptlets dans les JSP).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Oui</text:p>
          </table:table-cell>
        </table:table-row>
        <table:table-row table:style-name="TableRow375">
          <table:table-cell table:style-name="TableCell376">
            <text:p text:style-name="P377"><text:span text:style-name="T378">URI logiques : les noms réels des fichiers ne doivent pas être visibles dans le navigateur.<text:s/></text:span><text:span text:style-name="T379">(Ex : /seConnecter vs <text:s/>ConnexionServlet )</text:span>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>Oui</text:p>
          </table:table-cell>
        </table:table-row>
        <table:table-row table:style-name="TableRow386">
          <table:table-cell table:style-name="TableCell387">
            <text:p text:style-name="P388">Respecter le pattern MVC</text:p>
          </table:table-cell>
          <table:table-cell table:style-name="TableCell389">
            <text:p text:style-name="P390"/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>Oui</text:p>
          </table:table-cell>
        </table:table-row>
        <text:soft-page-break/>
        <table:table-row table:style-name="TableRow396">
          <table:table-cell table:style-name="TableCell397">
            <text:p text:style-name="P398">Adaptation de la mise en page au format de l’affichage (Responsive Web Design)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A peupres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Utilisation d’un pool de connexions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Oui</text:p>
          </table:table-cell>
        </table:table-row>
        <table:table-row table:style-name="TableRow414">
          <table:table-cell table:style-name="TableCell415">
            <text:p text:style-name="P416">Pas de fuite de connexions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?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Pas d’injection SQL possible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Oui</text:p>
          </table:table-cell>
        </table:table-row>
        <table:table-row table:style-name="TableRow432">
          <table:table-cell table:style-name="TableCell433">
            <text:p text:style-name="P434"><text:span text:style-name="T435">Garantir l’intégrité des<text:s/></text:span><text:span text:style-name="T436">données (</text:span><text:span text:style-name="T437">e</text:span><text:span text:style-name="T438">xemple : enchérir, nouvelle vente...)</text:span>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>Oui</text:p>
          </table:table-cell>
        </table:table-row>
      </table:table>
      <text:p text:style-name="P445"/>
      <text:h text:style-name="Titre1" text:outline-level="1">Évaluation rétrospective :</text:h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Critère de qualité</text:p>
          </table:table-cell>
          <table:table-cell table:style-name="TableCell453">
            <text:p text:style-name="P454">Niveau (1 à 5)</text:p>
          </table:table-cell>
          <table:table-cell table:style-name="TableCell455">
            <text:p text:style-name="P456">Comment atteindre 5 ?</text:p>
          </table:table-cell>
        </table:table-row>
        <table:table-row table:style-name="TableRow457">
          <table:table-cell table:style-name="TableCell458">
            <text:p text:style-name="P459">Maintenabilité (respect des conventions, nomenclature, utilisation de patterns, documentation…)</text:p>
          </table:table-cell>
          <table:table-cell table:style-name="TableCell460">
            <text:p text:style-name="P461">4</text:p>
          </table:table-cell>
          <table:table-cell table:style-name="TableCell462">
            <text:p text:style-name="P463">Plus de commentaires</text:p>
          </table:table-cell>
        </table:table-row>
        <table:table-row table:style-name="TableRow464">
          <table:table-cell table:style-name="TableCell465">
            <text:p text:style-name="P466">Robustesse<text:s/>(absence de défauts/bugs, sécurité, bonnes pratiques…)</text:p>
          </table:table-cell>
          <table:table-cell table:style-name="TableCell467">
            <text:p text:style-name="P468">3</text:p>
          </table:table-cell>
          <table:table-cell table:style-name="TableCell469">
            <text:p text:style-name="P470">Moins de bug, plus de sécurité</text:p>
          </table:table-cell>
        </table:table-row>
        <table:table-row table:style-name="TableRow471">
          <table:table-cell table:style-name="TableCell472">
            <text:p text:style-name="P473"><text:span text:style-name="T474">Évolutivité (paramètres externalisés, utilisation de pattern…)</text:span></text:p>
          </table:table-cell>
          <table:table-cell table:style-name="TableCell475">
            <text:p text:style-name="P476">5</text:p>
          </table:table-cell>
          <table:table-cell table:style-name="TableCell477">
            <text:p text:style-name="P478"/>
          </table:table-cell>
        </table:table-row>
      </table:table>
      <text:p text:style-name="P479"/>
      <text:h text:style-name="Titre1" text:outline-level="1"><text:span text:style-name="T480">Réussites<text:s/></text:span><text:span text:style-name="T481"><text:line-break/></text:span><text:span text:style-name="T482">(ce que vous considérez comme le point fort de votre projet ou dont vous êtes particulièrement satisfaits)</text:span></text:h>
      <text:p text:style-name="P483"/>
      <text:h text:style-name="Titre1" text:outline-level="1"><text:span text:style-name="T484">Difficultés rencontrées<text:s/></text:span><text:span text:style-name="T485"><text:line-break/></text:span><text:span text:style-name="T486">(obstacles ayant eu un impact sur l’avancement du projet)</text:span></text:h>
      <text:p text:style-name="P487"/>
      <text:h text:style-name="Titre1" text:outline-level="1"><text:span text:style-name="T488">Pistes d’améliorations</text:span><text:span text:style-name="T489"><text:line-break/></text:span><text:span text:style-name="T490">(comment améliorer le déroulement du projet par rapport aux pratiques mises en œuvre)</text:span></text:h>
      <text:p text:style-name="P491"/>
      <text:p text:style-name="P492"><text:span text:style-name="T493">Commencer à…<text:s/></text:span><text:span text:style-name="T494">(ce que nous ne faisions pas)</text:span></text:p>
      <text:p text:style-name="P495"/>
      <text:p text:style-name="P496"><text:span text:style-name="T497">Arrêter de…<text:s/></text:span><text:span text:style-name="T498">(ce qu</text:span><text:span text:style-name="T499">’il ne faudrait plus faire)</text:span></text:p>
      <text:p text:style-name="P500"/>
      <text:p text:style-name="P501"><text:span text:style-name="T502">Continuer à…<text:s/></text:span><text:span text:style-name="T503">(ce qui s’est montré utile, efficace)</text:span></text:p>
      <text:p text:style-name="P504"/>
      <text:p text:style-name="P505"><text:span text:style-name="T506">Plus de…<text:s/></text:span><text:span text:style-name="T507">(ce qui peut être amélioré)</text:span></text:p>
      <text:p text:style-name="P508"/>
      <text:p text:style-name="P509"><text:span text:style-name="T510">Moins de …<text:s/></text:span><text:span text:style-name="T511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 æ</dc:creator>
    <meta:creation-date>2009-04-16T11:32:00Z</meta:creation-date>
    <dc:date>2021-02-11T08:58:00Z</dc:date>
    <meta:template xlink:href="Normal" xlink:type="simple"/>
    <meta:editing-cycles>29</meta:editing-cycles>
    <meta:editing-duration>PT3504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27" meta:character-count="2860" meta:row-count="20" meta:non-whitespace-character-count="2438"/>
  </office:meta>
</office:document-meta>
</file>